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107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4.6mm" svg:height="154.45mm" svg:x="179.15mm" svg:y="3.72mm">
            <draw:object draw:notify-on-update-of-ranges="Sheet1.A1:Sheet1.A1 Sheet1.A2:Sheet1.A11 Sheet1.B1:Sheet1.B1 Sheet1.B2:Sheet1.B11 Sheet1.A1:Sheet1.A1 Sheet1.A2:Sheet1.A11 Sheet1.C1:Sheet1.C1 Sheet1.C2:Sheet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ADC (16bit)</text:p>
          </table:table-cell>
          <table:table-cell table:style-name="ce3" office:value-type="string" calcext:value-type="string">
            <text:p>Fit</text:p>
          </table:table-cell>
          <table:table-cell table:style-name="ce5" office:value-type="string" calcext:value-type="string">
            <text:p>Temperature from fit</text:p>
          </table:table-cell>
          <table:table-cell table:style-name="ce1"/>
          <table:table-cell table:style-name="ce1" office:value-type="string" calcext:value-type="string">
            <text:p>Fi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000" calcext:value-type="float">
            <text:p>59000</text:p>
          </table:table-cell>
          <table:table-cell table:formula="of:=[.$F$3]*[.A2]+[.$G$3]" office:value-type="float" office:value="59825.5765038353" calcext:value-type="float">
            <text:p>59.826</text:p>
          </table:table-cell>
          <table:table-cell table:formula="of:=([.B2]-[.$G$3])/[.$F$3]" office:value-type="float" office:value="11.9710893820421" calcext:value-type="float">
            <text:p>12,0</text:p>
          </table:table-cell>
          <table:table-cell table:style-name="ce6" table:formula="of:=([.B2]-[.$G$10])/[.$F$10]/10" office:value-type="float" office:value="11.9380952380952" calcext:value-type="float">
            <text:p>11,9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318" calcext:value-type="float">
            <text:p>55318</text:p>
          </table:table-cell>
          <table:table-cell table:formula="of:=[.$F$3]*[.A3]+[.$G$3]" office:value-type="float" office:value="54799.4634638676" calcext:value-type="float">
            <text:p>54.799</text:p>
          </table:table-cell>
          <table:table-cell table:formula="of:=([.B3]-[.$G$3])/[.$F$3]" office:value-type="float" office:value="20.7619780167879" calcext:value-type="float">
            <text:p>20,8</text:p>
          </table:table-cell>
          <table:table-cell table:style-name="ce6" table:formula="of:=([.B3]-[.$G$10])/[.$F$10]/10" office:value-type="float" office:value="20.7047619047619" calcext:value-type="float">
            <text:p>20,7</text:p>
          </table:table-cell>
          <table:table-cell table:style-name="ce8" table:number-matrix-columns-spanned="2" table:number-matrix-rows-spanned="1" table:formula="of:=LINEST([.B2:.B11];[.A2:.A11];1;0)" office:value-type="float" office:value="-418.842753330642" calcext:value-type="float">
            <text:p>-418,84</text:p>
          </table:table-cell>
          <table:table-cell table:style-name="ce8" office:value-type="float" office:value="64014.0040371417" calcext:value-type="float">
            <text:p>64.014,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44200" calcext:value-type="float">
            <text:p>44200</text:p>
          </table:table-cell>
          <table:table-cell table:formula="of:=[.$F$3]*[.A4]+[.$G$3]" office:value-type="float" office:value="43071.8663706096" calcext:value-type="float">
            <text:p>43.072</text:p>
          </table:table-cell>
          <table:table-cell table:formula="of:=([.B4]-[.$G$3])/[.$F$3]" office:value-type="float" office:value="47.3065461431063" calcext:value-type="float">
            <text:p>47,3</text:p>
          </table:table-cell>
          <table:table-cell table:style-name="ce6" table:formula="of:=([.B4]-[.$G$10])/[.$F$10]/10" office:value-type="float" office:value="47.1761904761905" calcext:value-type="float">
            <text:p>47,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39104" calcext:value-type="float">
            <text:p>39104</text:p>
          </table:table-cell>
          <table:table-cell table:formula="of:=[.$F$3]*[.A5]+[.$G$3]" office:value-type="float" office:value="38883.4388373032" calcext:value-type="float">
            <text:p>38.883</text:p>
          </table:table-cell>
          <table:table-cell table:formula="of:=([.B5]-[.$G$3])/[.$F$3]" office:value-type="float" office:value="59.4734034170511" calcext:value-type="float">
            <text:p>59,5</text:p>
          </table:table-cell>
          <table:table-cell table:style-name="ce6" table:formula="of:=([.B5]-[.$G$10])/[.$F$10]/10" office:value-type="float" office:value="59.3095238095238" calcext:value-type="float">
            <text:p>59,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float" office:value="34496" calcext:value-type="float">
            <text:p>34496</text:p>
          </table:table-cell>
          <table:table-cell table:formula="of:=[.$F$3]*[.A6]+[.$G$3]" office:value-type="float" office:value="34695.0113039968" calcext:value-type="float">
            <text:p>34.695</text:p>
          </table:table-cell>
          <table:table-cell table:formula="of:=([.B6]-[.$G$3])/[.$F$3]" office:value-type="float" office:value="70.4751456302257" calcext:value-type="float">
            <text:p>70,5</text:p>
          </table:table-cell>
          <table:table-cell table:style-name="ce6" table:formula="of:=([.B6]-[.$G$10])/[.$F$10]/10" office:value-type="float" office:value="70.2809523809524" calcext:value-type="float">
            <text:p>70,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float" office:value="29750" calcext:value-type="float">
            <text:p>29750</text:p>
          </table:table-cell>
          <table:table-cell table:formula="of:=[.$F$3]*[.A7]+[.$G$3]" office:value-type="float" office:value="30506.5837706904" calcext:value-type="float">
            <text:p>30.507</text:p>
          </table:table-cell>
          <table:table-cell table:formula="of:=([.B7]-[.$G$3])/[.$F$3]" office:value-type="float" office:value="81.8063671023887" calcext:value-type="float">
            <text:p>81,8</text:p>
          </table:table-cell>
          <table:table-cell table:style-name="ce6" table:formula="of:=([.B7]-[.$G$10])/[.$F$10]/10" office:value-type="float" office:value="81.5809523809524" calcext:value-type="float">
            <text:p>81,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float" office:value="26686" calcext:value-type="float">
            <text:p>26686</text:p>
          </table:table-cell>
          <table:table-cell table:formula="of:=[.$F$3]*[.A8]+[.$G$3]" office:value-type="float" office:value="26318.1562373839" calcext:value-type="float">
            <text:p>26.318</text:p>
          </table:table-cell>
          <table:table-cell table:formula="of:=([.B8]-[.$G$3])/[.$F$3]" office:value-type="float" office:value="89.1217616642738" calcext:value-type="float">
            <text:p>89,1</text:p>
          </table:table-cell>
          <table:table-cell table:style-name="ce6" table:formula="of:=([.B8]-[.$G$10])/[.$F$10]/10" office:value-type="float" office:value="88.8761904761905" calcext:value-type="float">
            <text:p>88,9</text:p>
          </table:table-cell>
          <table:table-cell table:style-name="ce1" office:value-type="string" calcext:value-type="string">
            <text:p>Integer fit for 0.1°C output</text:p>
          </table:table-cell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21246" calcext:value-type="float">
            <text:p>21246</text:p>
          </table:table-cell>
          <table:table-cell table:formula="of:=[.$F$3]*[.A9]+[.$G$3]" office:value-type="float" office:value="22129.7287040775" calcext:value-type="float">
            <text:p>22.130</text:p>
          </table:table-cell>
          <table:table-cell table:formula="of:=([.B9]-[.$G$3])/[.$F$3]" office:value-type="float" office:value="102.109929554827" calcext:value-type="float">
            <text:p>102,1</text:p>
          </table:table-cell>
          <table:table-cell table:style-name="ce6" table:formula="of:=([.B9]-[.$G$10])/[.$F$10]/10" office:value-type="float" office:value="101.828571428571" calcext:value-type="float">
            <text:p>101,8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float" office:value="17406" calcext:value-type="float">
            <text:p>17406</text:p>
          </table:table-cell>
          <table:table-cell table:formula="of:=[.$F$3]*[.A10]+[.$G$3]" office:value-type="float" office:value="17941.3011707711" calcext:value-type="float">
            <text:p>17.941</text:p>
          </table:table-cell>
          <table:table-cell table:formula="of:=([.B10]-[.$G$3])/[.$F$3]" office:value-type="float" office:value="111.278048065806" calcext:value-type="float">
            <text:p>111,3</text:p>
          </table:table-cell>
          <table:table-cell table:style-name="ce6" table:formula="of:=([.B10]-[.$G$10])/[.$F$10]/10" office:value-type="float" office:value="110.971428571429" calcext:value-type="float">
            <text:p>111,0</text:p>
          </table:table-cell>
          <table:table-cell table:formula="of:=ROUND([.F3]/10)" office:value-type="float" office:value="-42" calcext:value-type="float">
            <text:p>-42</text:p>
          </table:table-cell>
          <table:table-cell table:formula="of:=ROUND([.G3])" office:value-type="float" office:value="64014" calcext:value-type="float">
            <text:p>640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718" calcext:value-type="float">
            <text:p>14718</text:p>
          </table:table-cell>
          <table:table-cell table:formula="of:=[.$F$3]*[.A11]+[.$G$3]" office:value-type="float" office:value="13752.8736374647" calcext:value-type="float">
            <text:p>13.753</text:p>
          </table:table-cell>
          <table:table-cell table:formula="of:=([.B11]-[.$G$3])/[.$F$3]" office:value-type="float" office:value="117.695731023491" calcext:value-type="float">
            <text:p>117,7</text:p>
          </table:table-cell>
          <table:table-cell table:style-name="ce6" table:formula="of:=([.B11]-[.$G$10])/[.$F$10]/10" office:value-type="float" office:value="117.371428571429" calcext:value-type="float">
            <text:p>117,4</text:p>
          </table:table-cell>
          <table:table-cell table:number-columns-repeated="2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Adobe Heiti Std R" style:language-asian="zh" style:country-asian="CN" style:font-name-complex="Adobe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2:31:49.320600362</meta:creation-date>
    <dc:date>2018-11-04T23:26:07.579896799</dc:date>
    <meta:editing-duration>PT2M34S</meta:editing-duration>
    <meta:editing-cycles>5</meta:editing-cycles>
    <meta:generator>LibreOffice/6.1.2.1$Linux_X86_64 LibreOffice_project/10$Build-1</meta:generator>
    <meta:document-statistic meta:table-count="1" meta:cell-count="6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61cm" svg:height="15.446cm" xlink:href=".." xlink:type="simple" chart:class="chart:scatter" chart:style-name="ch1">
        <chart:legend chart:legend-position="top" svg:x="11.511cm" svg:y="0.185cm" style:legend-expansion="wide" chart:style-name="ch2"/>
        <chart:plot-area chart:style-name="ch3" table:cell-range-address="Sheet1.A1:Sheet1.C11" chart:data-source-has-labels="row" svg:x="1.56cm" svg:y="1.091cm" svg:width="25.352cm" svg:height="13.066cm">
          <chartooo:coordinate-region svg:x="2.737cm" svg:y="1.29cm" svg:width="23.895cm" svg:height="12.22cm"/>
          <chart:axis chart:dimension="x" chart:name="primary-x" chart:style-name="ch4">
            <chart:title svg:x="13.689cm" svg:y="14.465cm" chart:style-name="ch5">
              <text:p>T in °C</text:p>
            </chart:title>
            <chart:grid chart:style-name="ch6" chart:class="major"/>
          </chart:axis>
          <chart:axis chart:dimension="y" chart:name="primary-y" chart:style-name="ch4">
            <chart:title svg:x="0.451cm" svg:y="8.528cm" chart:style-name="ch7">
              <text:p>ADC (16bit)</text:p>
            </chart:title>
            <chart:grid chart:style-name="ch6" chart:class="major"/>
          </chart:axis>
          <chart:series chart:style-name="ch8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9" chart:values-cell-range-address="Sheet1.C2:Sheet1.C11" chart:label-cell-address="Sheet1.C1:Sheet1.C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 (16bit)</text:p>
                <draw:g>
                  <svg:desc>Sheet1.B1:Sheet1.B1</svg:desc>
                </draw:g>
              </table:table-cell>
              <table:table-cell office:value-type="string">
                <text:p>Fi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1</svg:desc>
                </draw:g>
              </table:table-cell>
              <table:table-cell office:value-type="float" office:value="59000">
                <text:p>59000</text:p>
                <draw:g>
                  <svg:desc>Sheet1.B2:Sheet1.B11</svg:desc>
                </draw:g>
              </table:table-cell>
              <table:table-cell office:value-type="float" office:value="59825.5765038353">
                <text:p>59825.5765038353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55318">
                <text:p>55318</text:p>
              </table:table-cell>
              <table:table-cell office:value-type="float" office:value="54799.4634638676">
                <text:p>54799.4634638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4200">
                <text:p>44200</text:p>
              </table:table-cell>
              <table:table-cell office:value-type="float" office:value="43071.8663706096">
                <text:p>43071.8663706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9104">
                <text:p>39104</text:p>
              </table:table-cell>
              <table:table-cell office:value-type="float" office:value="38883.4388373032">
                <text:p>38883.4388373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34496">
                <text:p>34496</text:p>
              </table:table-cell>
              <table:table-cell office:value-type="float" office:value="34695.0113039968">
                <text:p>34695.0113039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9750">
                <text:p>29750</text:p>
              </table:table-cell>
              <table:table-cell office:value-type="float" office:value="30506.5837706904">
                <text:p>30506.5837706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26686">
                <text:p>26686</text:p>
              </table:table-cell>
              <table:table-cell office:value-type="float" office:value="26318.1562373839">
                <text:p>26318.1562373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1246">
                <text:p>21246</text:p>
              </table:table-cell>
              <table:table-cell office:value-type="float" office:value="22129.7287040775">
                <text:p>22129.7287040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17406">
                <text:p>17406</text:p>
              </table:table-cell>
              <table:table-cell office:value-type="float" office:value="17941.3011707711">
                <text:p>17941.3011707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4718">
                <text:p>14718</text:p>
              </table:table-cell>
              <table:table-cell office:value-type="float" office:value="13752.8736374647">
                <text:p>13752.87363746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